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4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1.25cm"/>
    </style:style>
    <style:style style:name="pr7" style:family="presentation" style:parent-style-name="lyt-bluetitledown-outline1">
      <style:graphic-properties fo:min-height="1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9928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5cm" svg:y="6.993cm" presentation:class="title" presentation:user-transformed="true">
          <draw:text-box>
            <text:p><text:span text:style-name="T1">Servidor WEB e Acesso à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Protecção</text:p>
          </draw:text-box>
        </draw:frame>
        <draw:frame presentation:style-name="pr4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Anti-vírus, firewall, etc</text:p>
                <text:list>
                  <text:list-item>
                    <text:p>Exemplos gratuitos (Avast!, ClamAV)</text:p>
                  </text:list-item>
                  <text:list-item>
                    <text:p>Exemplos práticos (Norton, Panda)</text:p>
                  </text:list-item>
                  <text:list-item>
                    <text:p>Excesso leva a falta de protec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E-mail</text:p>
          </draw:text-box>
        </draw:frame>
        <draw:frame presentation:style-name="pr4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Estrutura</text:p>
              </text:list-item>
              <text:list-item>
                <text:p>Criação</text:p>
              </text:list-item>
              <text:list-item>
                <text:p>Manutenção da con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Clientes de E-mail</text:p>
          </draw:text-box>
        </draw:frame>
        <draw:frame presentation:style-name="pr6" draw:layer="layout" svg:width="25.199cm" svg:height="11.25cm" svg:x="1.301cm" svg:y="0.879cm" presentation:class="outline" presentation:user-transformed="true">
          <draw:text-box>
            <text:p/>
            <text:list text:style-name="L2">
              <text:list-item>
                <text:p>Outlook, Outlook Express</text:p>
              </text:list-item>
              <text:list-item>
                <text:p>Thunderbird</text:p>
              </text:list-item>
              <text:list-item>
                <text:p>Opera</text:p>
              </text:list-item>
              <text:list-item>
                <text:p>Evolu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Composição</text:p>
          </draw:text-box>
        </draw:frame>
        <draw:frame presentation:style-name="pr7" draw:text-style-name="P4" draw:layer="layout" svg:width="25.199cm" svg:height="14.5cm" svg:x="1.4cm" svg:y="1.5cm" presentation:class="outline" presentation:user-transformed="true">
          <draw:text-box>
            <text:list text:style-name="L2">
              <text:list-item>
                <text:p text:style-name="P4">De (From): é o seu endereço electrónico, a maior parte do tempo não terá de preencher este campo porque é definido geralmente pelo cliente de serviço de mensagens de acordo com as suas preferências</text:p>
              </text:list-item>
              <text:list-item>
                <text:p text:style-name="P4">A (To): este campo corresponde ao endereço electrónico do destinatário</text:p>
              </text:list-item>
              <text:list-item>
                <text:p text:style-name="P4">Objecto (Subject): trata-se do título que o seu destinatário verá quando quiser ler o correio</text:p>
              </text:list-item>
              <text:list-item>
                <text:p text:style-name="P4">Cc (Cópia Carbono): isto permite enviar um mail a numerosas pessoas escrevendo os seus endereços respectivos separados por vírgulas</text:p>
              </text:list-item>
              <text:list-item>
                <text:p text:style-name="P4">Bcc (Blind Carbon Copy, Cópia Carbono Invisível, notada Cci, às vezes Cópia escondida): trata-se de uma simples Cópia Carbono com a diferença de que o destinatário não vê na rubrica a lista das pessoas em cópia escondida</text:p>
              </text:list-item>
              <text:list-item>
                <text:p text:style-name="P4">Mensagem : é o corpo do vosso corr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5cm" svg:y="17.244cm" presentation:class="title" presentation:user-transformed="true">
          <draw:text-box>
            <text:p>Redes sociai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Exemplos</text:p>
          </draw:text-box>
        </draw:frame>
        <draw:frame presentation:style-name="pr6" draw:layer="layout" svg:width="25.199cm" svg:height="13.097cm" svg:x="1.4cm" svg:y="2.2cm" presentation:class="outline" presentation:user-transformed="true">
          <draw:text-box>
            <text:list text:style-name="L2">
              <text:list-item>
                <text:p>Facebook</text:p>
              </text:list-item>
              <text:list-item>
                <text:p>Flickr</text:p>
              </text:list-item>
              <text:list-item>
                <text:p>Twitter</text:p>
              </text:list-item>
              <text:list-item>
                <text:p>Hi5</text:p>
              </text:list-item>
              <text:list-item>
                <text:p>Orkut</text:p>
              </text:list-item>
              <text:list-item>
                <text:p>LinkedIn</text:p>
              </text:list-item>
              <text:list-item>
                <text:p>http://en.wikipedia.org/wiki/List_of_social_networking_websi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8</meta:editing-cycles>
    <meta:editing-duration>PT04H29M52S</meta:editing-duration>
    <dc:date>2009-11-06T18:59:44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